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0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4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182"/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Step</text:p>
          </table:table-cell>
          <table:table-cell table:style-name="ce195" office:value-type="string" calcext:value-type="string">
            <text:p>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30M00S" calcext:value-type="time">
            <text:p>03:30</text:p>
          </table:table-cell>
          <table:table-cell table:style-name="ce196" table:formula="of:=['8. Finalization'.$J$3]" office:value-type="time" office:time-value="PT22H15M00S" calcext:value-type="time">
            <text:p>22:15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table:number-columns-repeated="4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7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3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3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7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9])+[.G100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03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80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6">    &gt; Includes </text:span><text:span text:style-name="T7">this</text:span><text:span text:style-name="T8">.label_Version.Text = </text:span><text:span text:style-name="T9">"Version 2.0.0"</text:span><text:span text:style-name="T8">;</text:span><text:span text:style-name="T6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BuildDesign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VerisonStabilityIndic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30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3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2])+[.G33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3]; COUNTA([.C$34:.C34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5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6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7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8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0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9])+[.G40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0]; COUNTA([.C$41:.C41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0]; COUNTA([.C$41:.C45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0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2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1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2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3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4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2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9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60])+[.G61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Default.xml</text:span><text:span text:style-name="T13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3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6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5])+[.G66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6]; COUNTA([.C$67:.C67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7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8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9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94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5])+[.G96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8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100])+[.G101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3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4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5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4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3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4">Build </text:span><text:span text:style-name="T12">'Release Test'</text:span><text:span text:style-name="T13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5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100])+[.G101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5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11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20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5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1]; COUNTA([.C$102:.C127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8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8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<text:span text:style-name="T11">Check and update year of "!-ReadMe.txt" in the offline archive "\YAT\Releases and Checkpoints"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style-name="ce104" office:value-type="string" calcext:value-type="string">
            <text:p><text:span text:style-name="T6">&gt; e.g. "</text:span><text:span text:style-name="T10">2003-2019 Matthias Kläy</text:span><text:span text:style-name="T6">" *.txt throughout "\Template"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2])+[.G23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11">&gt; Build "Release" configuration for "AnyCPU"                         using ‘Build Solution’ / [F6]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 <text:s text:c="2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18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8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8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0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0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1])+[.G22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68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4])+[.G35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7])+[.G48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8])" office:value-type="time" office:time-value="PT03H30M00S" calcext:value-type="time">
            <text:p>03:30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8])" office:value-type="time" office:time-value="PT22H15M00S" calcext:value-type="time">
            <text:p>22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ubmit news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9H30M00S" calcext:value-type="time">
            <text:p>19:30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-mail to the YAT mailing list (Attention: Mail delay up to 60 min !!!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2])+[.G13]" office:value-type="time" office:time-value="PT19H45M00S" calcext:value-type="time">
            <text:p>19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8])+[.G29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28])+[.G39]" office:value-type="time" office:time-value="PT20H45M00S" calcext:value-type="time">
            <text:p>20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37])+[.G45]" office:value-type="time" office:time-value="PT20H15M00S" calcext:value-type="time">
            <text:p>20:1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60])+[.G61]" office:value-type="time" office:time-value="PT21H00M00S" calcext:value-type="time">
            <text:p>21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63])+[.G68]" office:value-type="time" office:time-value="PT22H00M00S" calcext:value-type="time">
            <text:p>22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and verify working copy (wait for a few days in case of a severe issue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72])+[.G73]" office:value-type="time" office:time-value="PT22H15M00S" calcext:value-type="time">
            <text:p>22:15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38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<text:span text:style-name="T4"> (236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09:10:37.9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10H55M45S</meta:editing-duration>
    <meta:editing-cycles>430</meta:editing-cycles>
    <meta:generator>LibreOffice/6.1.5.2$Windows_X86_64 LibreOffice_project/90f8dcf33c87b3705e78202e3df5142b201bd805</meta:generator>
    <meta:initial-creator>Matthias Kläy</meta:initial-creator>
    <dc:date>2019-10-04T09:32:18.213000000</dc:date>
    <meta:print-date>2019-08-15T21:30:34.524000000</meta:print-date>
    <meta:document-statistic meta:table-count="9" meta:cell-count="1404" meta:object-count="0"/>
  </office:meta>
</office:document-meta>
</file>